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2" svg:font-family="'Courier New'" style:font-family-generic="roman"/>
    <style:font-face style:name="Courier New" svg:font-family="'Courier New'"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officeooo:paragraph-rsid="00052afe"/>
    </style:style>
    <style:style style:name="P2" style:family="paragraph" style:parent-style-name="Standard">
      <style:text-properties style:font-name="Courier New" officeooo:paragraph-rsid="000619e2"/>
    </style:style>
    <style:style style:name="P3" style:family="paragraph" style:parent-style-name="Standard">
      <style:text-properties style:font-name="Courier New" officeooo:paragraph-rsid="000660c4"/>
    </style:style>
    <style:style style:name="P4" style:family="paragraph" style:parent-style-name="Standard">
      <style:text-properties style:font-name="Courier New" officeooo:paragraph-rsid="0006af50"/>
    </style:style>
    <style:style style:name="P5" style:family="paragraph" style:parent-style-name="Standard">
      <style:text-properties style:font-name="Courier New" fo:font-size="16.1000003814697pt" fo:font-weight="bold" officeooo:rsid="00052afe" officeooo:paragraph-rsid="0006af50" style:font-name-asian="Microsoft YaHei" style:font-size-asian="16.1000003814697pt" style:font-weight-asian="bold" style:font-name-complex="Mangal" style:font-size-complex="16.1000003814697pt" style:font-weight-complex="bold"/>
    </style:style>
    <style:style style:name="P6" style:family="paragraph" style:parent-style-name="Standard">
      <style:text-properties style:font-name="Courier New" fo:font-size="16.1000003814697pt" fo:font-weight="bold" officeooo:rsid="00052afe" officeooo:paragraph-rsid="00082b9f" style:font-name-asian="Microsoft YaHei" style:font-size-asian="16.1000003814697pt" style:font-weight-asian="bold" style:font-name-complex="Mangal" style:font-size-complex="16.1000003814697pt" style:font-weight-complex="bold"/>
    </style:style>
    <style:style style:name="P7" style:family="paragraph" style:parent-style-name="Standard">
      <style:text-properties style:font-name="Courier New" fo:font-size="16.1000003814697pt" fo:font-weight="bold" officeooo:rsid="00052afe" officeooo:paragraph-rsid="000a6407" style:font-name-asian="Microsoft YaHei" style:font-size-asian="16.1000003814697pt" style:font-weight-asian="bold" style:font-name-complex="Mangal" style:font-size-complex="16.1000003814697pt" style:font-weight-complex="bold"/>
    </style:style>
    <style:style style:name="P8" style:family="paragraph" style:parent-style-name="Standard">
      <style:text-properties style:font-name="Courier New" fo:font-size="16.1000003814697pt" fo:font-weight="bold" officeooo:rsid="00052afe" officeooo:paragraph-rsid="000c7a5c" style:font-name-asian="Microsoft YaHei" style:font-size-asian="16.1000003814697pt" style:font-weight-asian="bold" style:font-name-complex="Mangal" style:font-size-complex="16.1000003814697pt" style:font-weight-complex="bold"/>
    </style:style>
    <style:style style:name="P9" style:family="paragraph" style:parent-style-name="Standard">
      <style:text-properties style:font-name="Courier New" fo:font-size="16.1000003814697pt" fo:font-weight="bold" officeooo:rsid="00052afe" officeooo:paragraph-rsid="000d0bbb" style:font-name-asian="Microsoft YaHei" style:font-size-asian="16.1000003814697pt" style:font-weight-asian="bold" style:font-name-complex="Mangal" style:font-size-complex="16.1000003814697pt" style:font-weight-complex="bold"/>
    </style:style>
    <style:style style:name="P10" style:family="paragraph" style:parent-style-name="Standard">
      <style:text-properties style:font-name="Courier New" officeooo:paragraph-rsid="000d9f90"/>
    </style:style>
    <style:style style:name="P11" style:family="paragraph" style:parent-style-name="Standard">
      <style:text-properties style:font-name="Courier New" fo:font-size="11pt" fo:font-style="normal" fo:font-weight="normal" officeooo:rsid="000c7a5c" officeooo:paragraph-rsid="000d9f90" style:font-name-asian="Microsoft YaHei" style:font-size-asian="11pt" style:font-style-asian="normal" style:font-weight-asian="normal" style:font-name-complex="Mangal" style:font-size-complex="16.1000003814697pt" style:font-weight-complex="bold"/>
    </style:style>
    <style:style style:name="P12" style:family="paragraph" style:parent-style-name="Standard">
      <style:text-properties style:font-name="Courier New" fo:font-size="11pt" fo:font-style="normal" fo:font-weight="normal" officeooo:rsid="000c7a5c" officeooo:paragraph-rsid="000ebd16" style:font-name-asian="Microsoft YaHei" style:font-size-asian="11pt" style:font-style-asian="normal" style:font-weight-asian="normal" style:font-name-complex="Mangal" style:font-size-complex="16.1000003814697pt" style:font-weight-complex="bold"/>
    </style:style>
    <style:style style:name="P13" style:family="paragraph" style:parent-style-name="Standard">
      <style:text-properties style:font-name="Courier New" fo:font-size="11pt" fo:font-style="normal" fo:font-weight="normal" officeooo:rsid="000c7a5c" officeooo:paragraph-rsid="000f6986" style:font-name-asian="Microsoft YaHei" style:font-size-asian="11pt" style:font-style-asian="normal" style:font-weight-asian="normal" style:font-name-complex="Mangal" style:font-size-complex="16.1000003814697pt" style:font-weight-complex="bold"/>
    </style:style>
    <style:style style:name="P14" style:family="paragraph" style:parent-style-name="Standard">
      <style:text-properties style:font-name="Courier New" fo:font-size="11pt" fo:font-style="normal" fo:font-weight="normal" officeooo:rsid="000c7a5c" officeooo:paragraph-rsid="00111333" style:font-name-asian="Microsoft YaHei" style:font-size-asian="11pt" style:font-style-asian="normal" style:font-weight-asian="normal" style:font-name-complex="Mangal" style:font-size-complex="16.1000003814697pt" style:font-weight-complex="bold"/>
    </style:style>
    <style:style style:name="P15" style:family="paragraph" style:parent-style-name="Standard">
      <style:text-properties style:font-name="Courier New" fo:font-size="11pt" fo:font-style="normal" fo:font-weight="normal" officeooo:rsid="000c7a5c" officeooo:paragraph-rsid="0014e288" style:font-name-asian="Microsoft YaHei" style:font-size-asian="11pt" style:font-style-asian="normal" style:font-weight-asian="normal" style:font-name-complex="Mangal" style:font-size-complex="16.1000003814697pt" style:font-weight-complex="bold"/>
    </style:style>
    <style:style style:name="P16" style:family="paragraph" style:parent-style-name="Heading_20_1">
      <style:text-properties style:font-name="Courier New"/>
    </style:style>
    <style:style style:name="P17" style:family="paragraph" style:parent-style-name="Title" style:master-page-name="Standard">
      <style:paragraph-properties style:page-number="auto"/>
      <style:text-properties style:font-name="Courier New"/>
    </style:style>
    <style:style style:name="P18" style:family="paragraph" style:parent-style-name="Title" style:master-page-name="Standard">
      <style:paragraph-properties style:page-number="auto" fo:break-before="page"/>
      <style:text-properties style:font-name="Courier New" officeooo:paragraph-rsid="000d9f90"/>
    </style:style>
    <style:style style:name="T1" style:family="text">
      <style:text-properties officeooo:rsid="00052afe"/>
    </style:style>
    <style:style style:name="T2" style:family="text">
      <style:text-properties officeooo:rsid="0005d9db"/>
    </style:style>
    <style:style style:name="T3" style:family="text">
      <style:text-properties officeooo:rsid="000619e2"/>
    </style:style>
    <style:style style:name="T4" style:family="text">
      <style:text-properties style:font-name="Courier New2" fo:font-size="11pt" fo:font-style="normal" fo:font-weight="normal" officeooo:rsid="000619e2" style:font-size-asian="11pt" style:font-style-asian="normal" style:font-weight-asian="normal"/>
    </style:style>
    <style:style style:name="T5" style:family="text">
      <style:text-properties style:font-name="Courier New2" fo:font-size="11pt" fo:font-style="normal" fo:font-weight="normal" officeooo:rsid="000660c4" style:font-size-asian="11pt" style:font-style-asian="normal" style:font-weight-asian="normal"/>
    </style:style>
    <style:style style:name="T6" style:family="text">
      <style:text-properties style:font-name="Courier New2" fo:font-size="11pt" fo:font-style="normal" fo:font-weight="normal" officeooo:rsid="0006af50" style:font-size-asian="11pt" style:font-style-asian="normal" style:font-weight-asian="normal"/>
    </style:style>
    <style:style style:name="T7" style:family="text">
      <style:text-properties style:font-name="Courier New2" fo:font-size="11pt" fo:font-style="normal" fo:font-weight="normal" officeooo:rsid="00082b9f" style:font-size-asian="11pt" style:font-style-asian="normal" style:font-weight-asian="normal"/>
    </style:style>
    <style:style style:name="T8" style:family="text">
      <style:text-properties style:font-name="Courier New2" fo:font-size="11pt" fo:font-style="normal" fo:font-weight="normal" officeooo:rsid="0008ea4a" style:font-size-asian="11pt" style:font-style-asian="normal" style:font-weight-asian="normal"/>
    </style:style>
    <style:style style:name="T9" style:family="text">
      <style:text-properties style:font-name="Courier New2" fo:font-size="11pt" fo:font-style="normal" fo:font-weight="normal" officeooo:rsid="000a6407" style:font-size-asian="11pt" style:font-style-asian="normal" style:font-weight-asian="normal"/>
    </style:style>
    <style:style style:name="T10" style:family="text">
      <style:text-properties style:font-name="Courier New2" fo:font-size="11pt" fo:font-style="normal" fo:font-weight="normal" officeooo:rsid="000bfdab" style:font-size-asian="11pt" style:font-style-asian="normal" style:font-weight-asian="normal"/>
    </style:style>
    <style:style style:name="T11" style:family="text">
      <style:text-properties style:font-name="Courier New2" fo:font-size="11pt" fo:font-style="normal" fo:font-weight="normal" officeooo:rsid="000c7a5c" style:font-size-asian="11pt" style:font-style-asian="normal" style:font-weight-asian="normal"/>
    </style:style>
    <style:style style:name="T12" style:family="text">
      <style:text-properties style:font-name="Courier New2" fo:font-size="11pt" fo:font-style="normal" fo:font-weight="normal" officeooo:rsid="000d0bbb" style:font-size-asian="11pt" style:font-style-asian="normal" style:font-weight-asian="normal"/>
    </style:style>
    <style:style style:name="T13" style:family="text">
      <style:text-properties style:font-name="Courier New2" fo:font-size="11pt" fo:font-style="normal" fo:font-weight="normal" officeooo:rsid="0016c194" style:font-size-asian="11pt" style:font-style-asian="normal" style:font-weight-asian="normal"/>
    </style:style>
    <style:style style:name="T14" style:family="text">
      <style:text-properties fo:font-size="11pt" fo:font-style="normal" fo:font-weight="normal" officeooo:rsid="000c7a5c" style:font-size-asian="11pt" style:font-style-asian="normal" style:font-weight-asian="normal"/>
    </style:style>
    <style:style style:name="T15" style:family="text">
      <style:text-properties fo:font-style="normal" officeooo:rsid="000c7a5c" style:font-style-asian="normal"/>
    </style:style>
    <style:style style:name="T16" style:family="text">
      <style:text-properties officeooo:rsid="0006af50"/>
    </style:style>
    <style:style style:name="T17" style:family="text">
      <style:text-properties officeooo:rsid="000bfdab"/>
    </style:style>
    <style:style style:name="T18" style:family="text">
      <style:text-properties officeooo:rsid="000d9f90"/>
    </style:style>
    <style:style style:name="T19" style:family="text">
      <style:text-properties officeooo:rsid="000ebd16"/>
    </style:style>
    <style:style style:name="T20" style:family="text">
      <style:text-properties officeooo:rsid="000f6986"/>
    </style:style>
    <style:style style:name="T21" style:family="text">
      <style:text-properties officeooo:rsid="00111333"/>
    </style:style>
    <style:style style:name="T22" style:family="text">
      <style:text-properties officeooo:rsid="0011d3b2"/>
    </style:style>
    <style:style style:name="T23" style:family="text">
      <style:text-properties officeooo:rsid="00141b54"/>
    </style:style>
    <style:style style:name="T24" style:family="text">
      <style:text-properties officeooo:rsid="0014e288"/>
    </style:style>
    <style:style style:name="T25" style:family="text">
      <style:text-properties officeooo:rsid="0015645b"/>
    </style:style>
    <style:style style:name="T26" style:family="text">
      <style:text-properties officeooo:rsid="0016c194"/>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Scilab – Signals &amp; Systems</text:span></text:p>
      <text:h text:style-name="P16" text:outline-level="1"><text:span text:style-name="T1">Elementary Signals</text:span></text:h>
      <text:p text:style-name="P1"><text:span text:style-name="T1"/></text:p>
      <text:p text:style-name="P1"><text:span text:style-name="T1">1. Generate </text:span><text:span text:style-name="T2">5 periods of </text:span><text:span text:style-name="T1">a </text:span><text:span text:style-name="T17">square wave</text:span><text:span text:style-name="T1"> </text:span><text:span text:style-name="T2">of 10KHz and 70% duty cycle, </text:span><text:span text:style-name="T3">and plot it</text:span><text:span text:style-name="T2">.</text:span></text:p>
      <text:p text:style-name="P1"><text:span text:style-name="T1"/></text:p>
      <text:p text:style-name="P2"><text:span text:style-name="T3">2. Generate the signal </text:span><text:span text:style-name="T3"><draw:frame draw:style-name="fr1" draw:name="Object1" text:anchor-type="as-char" svg:y="-0.2217in" svg:width="1.2193in" svg:height="0.3055in" draw:z-index="0"><draw:object xlink:href="./Object 1" xlink:type="simple" xlink:show="embed" xlink:actuate="onLoad"/><draw:image xlink:href="./ObjectReplacements/Object 1" xlink:type="simple" xlink:show="embed" xlink:actuate="onLoad"/></draw:frame></text:span><text:span text:style-name="T3">for n = 0 to 49 and plot it.</text:span></text:p>
      <text:p text:style-name="P2"><text:span text:style-name="T3"/></text:p>
      <text:p text:style-name="P2"><text:span text:style-name="T3">3. Generate the signal </text:span><text:span text:style-name="T4"><draw:frame draw:style-name="fr1" draw:name="Object2" text:anchor-type="as-char" svg:y="-0.2217in" svg:width="1.3193in" svg:height="0.3055in" draw:z-index="1"><draw:object xlink:href="./Object 2" xlink:type="simple" xlink:show="embed" xlink:actuate="onLoad"/><draw:image xlink:href="./ObjectReplacements/Object 2" xlink:type="simple" xlink:show="embed" xlink:actuate="onLoad"/><svg:desc>formula</svg:desc></draw:frame></text:span><text:span text:style-name="T4">for n = 0 to 49 and plot it.</text:span></text:p>
      <text:p text:style-name="P2"><text:span text:style-name="T4"/></text:p>
      <text:p text:style-name="P3"><text:span text:style-name="T5">4. Generate 3 periods of a 5KHz sine wave and plot it.</text:span></text:p>
      <text:p text:style-name="P3"><text:span text:style-name="T5"/></text:p>
      <text:p text:style-name="P3"><text:span text:style-name="T5">5. Generate the discrete time sequence </text:span><text:span text:style-name="T5"><draw:frame draw:style-name="fr1" draw:name="Object3" text:anchor-type="as-char" svg:y="-0.1882in" svg:width="1.6882in" svg:height="0.2547in" draw:z-index="2"><draw:object xlink:href="./Object 3" xlink:type="simple" xlink:show="embed" xlink:actuate="onLoad"/><draw:image xlink:href="./ObjectReplacements/Object 3" xlink:type="simple" xlink:show="embed" xlink:actuate="onLoad"/><svg:desc>formula</svg:desc></draw:frame></text:span><text:span text:style-name="T6">with n = 0 to 49.</text:span><text:span text:style-name="T5"> How many periods of the wave do you get?</text:span></text:p>
      <text:p text:style-name="P3"><text:span text:style-name="T5"/></text:p>
      <text:p text:style-name="P4"><text:span text:style-name="T16"/></text:p>
      <text:p text:style-name="P5">Convolution</text:p>
      <text:p text:style-name="P5"><text:span text:style-name="T16"/></text:p>
      <text:p text:style-name="P5"><text:span text:style-name="T5">6.</text:span><text:span text:style-name="T6"> A system G(s) gives an output of</text:span><text:span text:style-name="T4"><draw:frame draw:style-name="fr1" draw:name="Object4" text:anchor-type="as-char" svg:y="-0.2217in" svg:width="0.6898in" svg:height="0.2874in" draw:z-index="3"><draw:object xlink:href="./Object 4" xlink:type="simple" xlink:show="embed" xlink:actuate="onLoad"/><draw:image xlink:href="./ObjectReplacements/Object 4" xlink:type="simple" xlink:show="embed" xlink:actuate="onLoad"/></draw:frame></text:span><text:span text:style-name="T6">when excited by an impulse. What is the output when the system is given a (i) step input (ii) ramp input and, (iii) sinusoidal input </text:span><text:span text:style-name="T7">with</text:span><text:span text:style-name="T6"> </text:span><text:span text:style-name="T7">time period of</text:span><text:span text:style-name="T6"> </text:span><text:span text:style-name="T8">10</text:span><text:span text:style-name="T6"> units.</text:span></text:p>
      <text:p text:style-name="P5"><text:span text:style-name="T6"/></text:p>
      <text:p text:style-name="P6"><text:span text:style-name="T7">7. Find the output of a system with impulse response</text:span><text:span text:style-name="T4"><draw:frame draw:style-name="fr1" draw:name="Object5" text:anchor-type="as-char" svg:y="-0.2217in" svg:width="2.5957in" svg:height="0.2874in" draw:z-index="4"><draw:object xlink:href="./Object 5" xlink:type="simple" xlink:show="embed" xlink:actuate="onLoad"/><draw:image xlink:href="./ObjectReplacements/Object 5" xlink:type="simple" xlink:show="embed" xlink:actuate="onLoad"/></draw:frame></text:span><text:span text:style-name="T7">w</text:span><text:span text:style-name="T12">ith</text:span><text:span text:style-name="T7"> input </text:span><text:span text:style-name="T4"><draw:frame draw:style-name="fr1" draw:name="Object6" text:anchor-type="as-char" svg:y="-0.189in" svg:width="2.2236in" svg:height="0.2563in" draw:z-index="5"><draw:object xlink:href="./Object 6" xlink:type="simple" xlink:show="embed" xlink:actuate="onLoad"/><draw:image xlink:href="./ObjectReplacements/Object 6" xlink:type="simple" xlink:show="embed" xlink:actuate="onLoad"/></draw:frame></text:span></text:p>
      <text:p text:style-name="P6"><text:span text:style-name="T4"/></text:p>
      <text:p text:style-name="P8"><text:span text:style-name="T15">Fourier Analysis</text:span></text:p>
      <text:p text:style-name="P6"><text:span text:style-name="T7"/></text:p>
      <text:p text:style-name="P7"><text:span text:style-name="T9">8. </text:span><text:span text:style-name="T11">Plot</text:span><text:span text:style-name="T10"> the D</text:span><text:span text:style-name="T11">iscrete </text:span><text:span text:style-name="T10">T</text:span><text:span text:style-name="T11">ime </text:span><text:span text:style-name="T10">F</text:span><text:span text:style-name="T11">ourier </text:span><text:span text:style-name="T10">S</text:span><text:span text:style-name="T11">eries</text:span><text:span text:style-name="T10"> for signal in question 1.</text:span></text:p>
      <text:p text:style-name="P7"><text:span text:style-name="T10"/></text:p>
      <text:p text:style-name="P8"><text:span text:style-name="T11">9. Plot the DTFS of a sawtooth wave which varies from 0 to 1 and has time period 10.</text:span></text:p>
      <text:p text:style-name="P8"><text:span text:style-name="T11"/></text:p>
      <text:p text:style-name="P8"><text:span text:style-name="T11">10. As you know, one of the earliest methods of communication was amplitude modulation. Here the carrier signal's amplitude is varied according to the message signal. Of course this is not used nowadays </text:span><text:span text:style-name="T13">due to it's drawbacks (E</text:span><text:span text:style-name="T11">xcept for educational purposes like this problem. </text:span><text:span text:style-name="T13">What are the drawbacks?</text:span><text:span text:style-name="T11">). Consider a message signal, m(t) of frequency 10Hz and a carrier signal, c(t) of 100Hz. The amplitude modulated wave is given by the equation</text:span></text:p>
      <text:p text:style-name="P8"><text:span text:style-name="T11"/></text:p>
      <text:p text:style-name="P9"><text:span text:style-name="T11"><draw:frame draw:style-name="fr1" draw:name="Object7" text:anchor-type="as-char" svg:y="-0.1882in" svg:width="2.239in" svg:height="0.2547in" draw:z-index="6"><draw:object xlink:href="./Object 7" xlink:type="simple" xlink:show="embed" xlink:actuate="onLoad"/><draw:image xlink:href="./ObjectReplacements/Object 7" xlink:type="simple" xlink:show="embed" xlink:actuate="onLoad"/></draw:frame></text:span></text:p>
      <text:p text:style-name="P9"><text:span text:style-name="T11">Where </text:span><text:span text:style-name="T14">μ</text:span><text:span text:style-name="T11"> is the modulation index. For now let </text:span><text:span text:style-name="T14">μ = 0.5. Generate and plot the amplitude modulated wave. Now generate the frequency spectrum and plot it as well. What to you see? As a bonus, repeat this for different values of μ. What do you see?</text:span></text:p>
      <text:p text:style-name="P18"><text:span text:style-name="T1">Scilab – </text:span><text:span text:style-name="T18">Control Systems</text:span></text:p>
      <text:p text:style-name="P10"><text:span text:style-name="T1"/></text:p>
      <text:p text:style-name="P11"><text:span text:style-name="T21">1. </text:span><text:span text:style-name="T18">For the following systems, plot the impulse, step, ramp and sinusoidal response, the pole</text:span><text:span text:style-name="T19">-</text:span><text:span text:style-name="T18">zero plot, </text:span><text:span text:style-name="T19">the bode plot, the root locus and the </text:span><text:span text:style-name="T26">N</text:span><text:span text:style-name="T19">yquist plot.</text:span></text:p>
      <text:p text:style-name="P11"><text:span text:style-name="T19"/></text:p>
      <text:p text:style-name="P12"><text:span text:style-name="T21">(i)</text:span><text:span text:style-name="T19"> <text:s text:c="2"/></text:span><text:span text:style-name="T19"><draw:frame draw:style-name="fr1" draw:name="Object8" text:anchor-type="as-char" svg:y="-0.3311in" svg:width="1.6929in" svg:height="0.5736in" draw:z-index="7"><draw:object xlink:href="./Object 8" xlink:type="simple" xlink:show="embed" xlink:actuate="onLoad"/><draw:image xlink:href="./ObjectReplacements/Object 8" xlink:type="simple" xlink:show="embed" xlink:actuate="onLoad"/><svg:desc>formula</svg:desc></draw:frame></text:span></text:p>
      <text:p text:style-name="P12"><text:span text:style-name="T21">(ii)</text:span><text:span text:style-name="T19"> <text:s/></text:span><text:span text:style-name="T19"><draw:frame draw:style-name="fr1" draw:name="Object9" text:anchor-type="as-char" svg:y="-0.3311in" svg:width="1.6929in" svg:height="0.5736in" draw:z-index="8"><draw:object xlink:href="./Object 9" xlink:type="simple" xlink:show="embed" xlink:actuate="onLoad"/><draw:image xlink:href="./ObjectReplacements/Object 9" xlink:type="simple" xlink:show="embed" xlink:actuate="onLoad"/><svg:desc>formula</svg:desc></draw:frame></text:span></text:p>
      <text:p text:style-name="P12"><text:span text:style-name="T21">(iii)</text:span><text:span text:style-name="T19"> </text:span><text:span text:style-name="T19"><draw:frame draw:style-name="fr1" draw:name="Object10" text:anchor-type="as-char" svg:y="-0.3311in" svg:width="1.2752in" svg:height="0.5736in" draw:z-index="9"><draw:object xlink:href="./Object 10" xlink:type="simple" xlink:show="embed" xlink:actuate="onLoad"/><draw:image xlink:href="./ObjectReplacements/Object 10" xlink:type="simple" xlink:show="embed" xlink:actuate="onLoad"/><svg:desc>formula</svg:desc></draw:frame></text:span></text:p>
      <text:p text:style-name="P12"><text:span text:style-name="T21">(i</text:span><text:span text:style-name="T24">v</text:span><text:span text:style-name="T21">) </text:span><text:span text:style-name="T19"><text:s/></text:span><text:span text:style-name="T19"><draw:frame draw:style-name="fr1" draw:name="Object11" text:anchor-type="as-char" svg:y="-0.3311in" svg:width="1.6929in" svg:height="0.5736in" draw:z-index="10"><draw:object xlink:href="./Object 11" xlink:type="simple" xlink:show="embed" xlink:actuate="onLoad"/><draw:image xlink:href="./ObjectReplacements/Object 11" xlink:type="simple" xlink:show="embed" xlink:actuate="onLoad"/><svg:desc>formula</svg:desc></draw:frame></text:span></text:p>
      <text:p text:style-name="P13"><text:span text:style-name="T21">(V) <text:s/></text:span><text:span text:style-name="T20"><text:s/></text:span><text:span text:style-name="T20"><draw:frame draw:style-name="fr1" draw:name="Object12" text:anchor-type="as-char" svg:y="-0.3311in" svg:width="2.5772in" svg:height="0.5736in" draw:z-index="11"><draw:object xlink:href="./Object 12" xlink:type="simple" xlink:show="embed" xlink:actuate="onLoad"/><draw:image xlink:href="./ObjectReplacements/Object 12" xlink:type="simple" xlink:show="embed" xlink:actuate="onLoad"/><svg:desc>formula</svg:desc></draw:frame></text:span></text:p>
      <text:p text:style-name="P14"><text:span text:style-name="T21">(vi) <text:s/></text:span><text:span text:style-name="T21"><draw:frame draw:style-name="fr1" draw:name="Object13" text:anchor-type="as-char" svg:y="-0.3354in" svg:width="3.0756in" svg:height="0.5445in" draw:z-index="12"><draw:object xlink:href="./Object 13" xlink:type="simple" xlink:show="embed" xlink:actuate="onLoad"/><draw:image xlink:href="./ObjectReplacements/Object 13" xlink:type="simple" xlink:show="embed" xlink:actuate="onLoad"/><svg:desc>formula</svg:desc></draw:frame></text:span></text:p>
      <text:p text:style-name="P14"><text:span text:style-name="T21"/></text:p>
      <text:p text:style-name="P14"><text:span text:style-name="T21">2. Calculate the steady state errors for the above systems. </text:span><text:span text:style-name="T23">Add negative feedback if the system does not reach a finite steady state (repeat if necessary). See if it helps.</text:span></text:p>
      <text:p text:style-name="P14"><text:span text:style-name="T21"/></text:p>
      <text:p text:style-name="P14"><text:span text:style-name="T21">3. Plot the impulse, step and ramp response of the following discrete time systems. Also plot the root locus and bode plots.</text:span></text:p>
      <text:p text:style-name="P14"><text:span text:style-name="T21"/></text:p>
      <text:p text:style-name="P14"><text:span text:style-name="T21">(i) <text:s/></text:span><text:span text:style-name="T21"><draw:frame draw:style-name="fr1" draw:name="Object14" text:anchor-type="as-char" svg:y="-0.6161in" svg:width="2.1953in" svg:height="1.1063in" draw:z-index="13"><draw:object xlink:href="./Object 14" xlink:type="simple" xlink:show="embed" xlink:actuate="onLoad"/><draw:image xlink:href="./ObjectReplacements/Object 14" xlink:type="simple" xlink:show="embed" xlink:actuate="onLoad"/><svg:desc>formula</svg:desc></draw:frame></text:span></text:p>
      <text:p text:style-name="P14"><text:span text:style-name="T22">(ii) </text:span><text:span text:style-name="T21"><draw:frame draw:style-name="fr1" draw:name="Object15" text:anchor-type="as-char" svg:y="-0.3354in" svg:width="3.698in" svg:height="0.5445in" draw:z-index="14"><draw:object xlink:href="./Object 15" xlink:type="simple" xlink:show="embed" xlink:actuate="onLoad"/><draw:image xlink:href="./ObjectReplacements/Object 15" xlink:type="simple" xlink:show="embed" xlink:actuate="onLoad"/><svg:desc>formula</svg:desc></draw:frame></text:span></text:p>
      <text:p text:style-name="P14"><text:span text:style-name="T21"/></text:p>
      <text:p text:style-name="P15"><text:span text:style-name="T24">4. Convert the first three systems of question 1 to discrete time and p</text:span><text:span text:style-name="T21">lot the impulse, step and ramp response of the following discrete time systems. Also plot the root locus and bode plots.</text:span></text:p>
      <text:p text:style-name="P15"><text:span text:style-name="T21"/></text:p>
      <text:p text:style-name="P15"><text:span text:style-name="T24">5.</text:span><text:span text:style-name="T25">Practice handouts 3 and 4 (yesterday and today). We'll be going full speed tomorr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New2" svg:font-family="'Courier New'" style:font-family-generic="roman"/>
    <style:font-face style:name="Courier New" svg:font-family="'Courier New'"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0T21:22:01.47</meta:creation-date>
    <dc:date>2013-08-21T01:03:36.99</dc:date>
    <meta:editing-duration>PT3H11M4S</meta:editing-duration>
    <meta:editing-cycles>18</meta:editing-cycles>
    <meta:generator>LibreOffice/4.0.0.3$Windows_x86 LibreOffice_project/7545bee9c2a0782548772a21bc84a9dcc583b89</meta:generator>
    <meta:document-statistic meta:table-count="0" meta:image-count="0" meta:object-count="15" meta:page-count="2" meta:paragraph-count="30" meta:word-count="421" meta:character-count="2298" meta:non-whitespace-character-count="1887"/>
  </office:meta>
</office:document-meta>
</file>

<file path=Object 1/content.xml><?xml version="1.0" encoding="utf-8"?>
<math xmlns="http://www.w3.org/1998/Math/MathML">
  <semantics>
    <mrow>
      <mrow>
        <msub>
          <mi>y</mi>
          <mi mathvariant="italic">exp1</mi>
        </msub>
        <mo stretchy="false">=</mo>
        <msup>
          <mn>0.8</mn>
          <mi>n</mi>
        </msup>
      </mrow>
    </mrow>
    <annotation encoding="StarMath 5.0">y_exp1 = 0.8^n</annotation>
  </semantics>
</math>
</file>

<file path=Object 10/content.xml><?xml version="1.0" encoding="utf-8"?>
<math xmlns="http://www.w3.org/1998/Math/MathML">
  <semantics>
    <mrow>
      <mi>G</mi>
      <mrow>
        <mrow>
          <mo stretchy="false">(</mo>
          <mrow>
            <mi>s</mi>
          </mrow>
          <mo stretchy="false">)</mo>
        </mrow>
        <mo stretchy="false">=</mo>
        <mfrac>
          <mn>9</mn>
          <mrow>
            <mrow>
              <msup>
                <mi>s</mi>
                <mn>2</mn>
              </msup>
              <mo stretchy="false">+</mo>
              <mn>9</mn>
            </mrow>
          </mrow>
        </mfrac>
      </mrow>
    </mrow>
    <annotation encoding="StarMath 5.0">G(s) = 9 over {s^2 + 9}</annotation>
  </semantics>
</math>
</file>

<file path=Object 11/content.xml><?xml version="1.0" encoding="utf-8"?>
<math xmlns="http://www.w3.org/1998/Math/MathML">
  <semantics>
    <mrow>
      <mi>G</mi>
      <mrow>
        <mrow>
          <mo stretchy="false">(</mo>
          <mrow>
            <mi>s</mi>
          </mrow>
          <mo stretchy="false">)</mo>
        </mrow>
        <mo stretchy="false">=</mo>
        <mfrac>
          <mn>9</mn>
          <mrow>
            <mrow>
              <mrow>
                <msup>
                  <mi>s</mi>
                  <mn>2</mn>
                </msup>
                <mo stretchy="false">+</mo>
                <mn>6s</mn>
              </mrow>
              <mo stretchy="false">+</mo>
              <mn>9</mn>
            </mrow>
          </mrow>
        </mfrac>
      </mrow>
    </mrow>
    <annotation encoding="StarMath 5.0">G(s) = 9 over {s^2 + 6s + 9}</annotation>
  </semantics>
</math>
</file>

<file path=Object 12/content.xml><?xml version="1.0" encoding="utf-8"?>
<math xmlns="http://www.w3.org/1998/Math/MathML">
  <semantics>
    <mrow>
      <mi>G</mi>
      <mrow>
        <mrow>
          <mo stretchy="false">(</mo>
          <mrow>
            <mi>s</mi>
          </mrow>
          <mo stretchy="false">)</mo>
        </mrow>
        <mo stretchy="false">=</mo>
        <mfrac>
          <mn>360</mn>
          <mrow>
            <mrow>
              <mo stretchy="false">(</mo>
              <mrow>
                <mrow>
                  <mi>s</mi>
                  <mo stretchy="false">+</mo>
                  <mn>4</mn>
                </mrow>
              </mrow>
              <mo stretchy="false">)</mo>
            </mrow>
            <mrow>
              <mo stretchy="false">(</mo>
              <mrow>
                <mrow>
                  <mrow>
                    <msup>
                      <mi>s</mi>
                      <mn>2</mn>
                    </msup>
                    <mo stretchy="false">+</mo>
                    <mn>2s</mn>
                  </mrow>
                  <mo stretchy="false">+</mo>
                  <mn>90</mn>
                </mrow>
              </mrow>
              <mo stretchy="false">)</mo>
            </mrow>
          </mrow>
        </mfrac>
      </mrow>
    </mrow>
    <annotation encoding="StarMath 5.0">G(s) = 360 over {(s+4)(s^2 + 2s + 90)}</annotation>
  </semantics>
</math>
</file>

<file path=Object 13/content.xml><?xml version="1.0" encoding="utf-8"?>
<math xmlns="http://www.w3.org/1998/Math/MathML">
  <semantics>
    <mrow>
      <mi>G</mi>
      <mrow>
        <mrow>
          <mo stretchy="false">(</mo>
          <mrow>
            <mi>s</mi>
          </mrow>
          <mo stretchy="false">)</mo>
        </mrow>
        <mo stretchy="false">=</mo>
        <mfrac>
          <mrow>
            <mn>197.14</mn>
            <mrow>
              <mo stretchy="false">(</mo>
              <mrow>
                <mrow>
                  <mi>s</mi>
                  <mo stretchy="false">+</mo>
                  <mn>7</mn>
                </mrow>
              </mrow>
              <mo stretchy="false">)</mo>
            </mrow>
          </mrow>
          <mrow>
            <mrow>
              <mo stretchy="false">(</mo>
              <mrow>
                <mrow>
                  <mi>s</mi>
                  <mo stretchy="false">+</mo>
                  <mn>6.9</mn>
                </mrow>
              </mrow>
              <mo stretchy="false">)</mo>
            </mrow>
            <mrow>
              <mo stretchy="false">(</mo>
              <mrow>
                <mrow>
                  <mi>s</mi>
                  <mo stretchy="false">+</mo>
                  <mn>10</mn>
                </mrow>
              </mrow>
              <mo stretchy="false">)</mo>
            </mrow>
            <mrow>
              <mo stretchy="false">(</mo>
              <mrow>
                <mrow>
                  <mi>s</mi>
                  <mo stretchy="false">+</mo>
                  <mn>20</mn>
                </mrow>
              </mrow>
              <mo stretchy="false">)</mo>
            </mrow>
          </mrow>
        </mfrac>
      </mrow>
    </mrow>
    <annotation encoding="StarMath 5.0">G(s) = {197.14(s + 7)} over {(s+6.9)(s + 10)(s+20)}</annotation>
  </semantics>
</math>
</file>

<file path=Object 14/content.xml><?xml version="1.0" encoding="utf-8"?>
<math xmlns="http://www.w3.org/1998/Math/MathML">
  <semantics>
    <mrow>
      <msub>
        <mi>G</mi>
        <mi>D</mi>
      </msub>
      <mrow>
        <mrow>
          <mo stretchy="false">(</mo>
          <mrow>
            <mi>z</mi>
          </mrow>
          <mo stretchy="false">)</mo>
        </mrow>
        <mo stretchy="false">=</mo>
        <mfrac>
          <mrow>
            <mi>z</mi>
            <mrow>
              <mo stretchy="false">(</mo>
              <mrow>
                <mrow>
                  <mi>z</mi>
                  <mo stretchy="false">−</mo>
                  <mfrac>
                    <mn>3</mn>
                    <mn>2</mn>
                  </mfrac>
                </mrow>
              </mrow>
              <mo stretchy="false">)</mo>
            </mrow>
          </mrow>
          <mrow>
            <mrow>
              <mo stretchy="false">(</mo>
              <mrow>
                <mrow>
                  <mi>z</mi>
                  <mo stretchy="false">−</mo>
                  <mfrac>
                    <mn>1</mn>
                    <mn>3</mn>
                  </mfrac>
                </mrow>
              </mrow>
              <mo stretchy="false">)</mo>
            </mrow>
            <mrow>
              <mo stretchy="false">(</mo>
              <mrow>
                <mrow>
                  <mi>z</mi>
                  <mo stretchy="false">−</mo>
                  <mfrac>
                    <mn>1</mn>
                    <mn>2</mn>
                  </mfrac>
                </mrow>
              </mrow>
              <mo stretchy="false">)</mo>
            </mrow>
          </mrow>
        </mfrac>
      </mrow>
    </mrow>
    <annotation encoding="StarMath 5.0">G_D(z) = {z(z - 3 over 2)} over {(z - 1 over 3)(z - 1 over 2)}</annotation>
  </semantics>
</math>
</file>

<file path=Object 15/content.xml><?xml version="1.0" encoding="utf-8"?>
<math xmlns="http://www.w3.org/1998/Math/MathML">
  <semantics>
    <mrow>
      <msub>
        <mi>G</mi>
        <mi>D</mi>
      </msub>
      <mrow>
        <mrow>
          <mo stretchy="false">(</mo>
          <mrow>
            <mi>z</mi>
          </mrow>
          <mo stretchy="false">)</mo>
        </mrow>
        <mo stretchy="false">=</mo>
        <mfrac>
          <mrow>
            <mrow>
              <mo stretchy="false">(</mo>
              <mrow>
                <mrow>
                  <mi>z</mi>
                  <mo stretchy="false">+</mo>
                  <mn>1</mn>
                </mrow>
              </mrow>
              <mo stretchy="false">)</mo>
            </mrow>
            <mrow>
              <mo stretchy="false">(</mo>
              <mrow>
                <mrow>
                  <mi>z</mi>
                  <mo stretchy="false">+</mo>
                  <mn>0.3</mn>
                </mrow>
              </mrow>
              <mo stretchy="false">)</mo>
            </mrow>
            <mrow>
              <mo stretchy="false">(</mo>
              <mrow>
                <mrow>
                  <mi>z</mi>
                  <mo stretchy="false">+</mo>
                  <mn>0.4</mn>
                </mrow>
              </mrow>
              <mo stretchy="false">)</mo>
            </mrow>
          </mrow>
          <mrow>
            <mi>z</mi>
            <mrow>
              <mo stretchy="false">(</mo>
              <mrow>
                <mrow>
                  <mi>z</mi>
                  <mo stretchy="false">−</mo>
                  <mn>0.2</mn>
                </mrow>
              </mrow>
              <mo stretchy="false">)</mo>
            </mrow>
            <mrow>
              <mo stretchy="false">(</mo>
              <mrow>
                <mrow>
                  <mi>z</mi>
                  <mo stretchy="false">−</mo>
                  <mn>0.5</mn>
                </mrow>
              </mrow>
              <mo stretchy="false">)</mo>
            </mrow>
            <mrow>
              <mo stretchy="false">(</mo>
              <mrow>
                <mrow>
                  <mi>z</mi>
                  <mo stretchy="false">−</mo>
                  <mn>0.7</mn>
                </mrow>
              </mrow>
              <mo stretchy="false">)</mo>
            </mrow>
          </mrow>
        </mfrac>
      </mrow>
    </mrow>
    <annotation encoding="StarMath 5.0">G_D(z) = {(z + 1)(z + 0.3)(z+0.4)} over {z(z - 0.2)(z - 0.5)(z - 0.7)}</annotation>
  </semantics>
</math>
</file>

<file path=Object 2/content.xml><?xml version="1.0" encoding="utf-8"?>
<math xmlns="http://www.w3.org/1998/Math/MathML">
  <semantics>
    <mrow>
      <mrow>
        <msub>
          <mi>y</mi>
          <mi mathvariant="italic">exp2</mi>
        </msub>
        <mo stretchy="false">=</mo>
        <msup>
          <mn>0.6</mn>
          <mrow>
            <mo stretchy="false">−</mo>
            <mi>n</mi>
          </mrow>
        </msup>
      </mrow>
    </mrow>
    <annotation encoding="StarMath 5.0">y_exp2 = 0.6^-n</annotation>
  </semantics>
</math>
</file>

<file path=Object 3/content.xml><?xml version="1.0" encoding="utf-8"?>
<math xmlns="http://www.w3.org/1998/Math/MathML">
  <semantics>
    <mrow>
      <mi>x</mi>
      <mrow>
        <mrow>
          <mo stretchy="false">[</mo>
          <mrow>
            <mi>n</mi>
          </mrow>
          <mo stretchy="false">]</mo>
        </mrow>
        <mo stretchy="false">=</mo>
        <mi>sin</mi>
      </mrow>
      <mrow>
        <mo stretchy="false">(</mo>
        <mrow>
          <mn>12n</mn>
        </mrow>
        <mo stretchy="false">)</mo>
      </mrow>
    </mrow>
    <annotation encoding="StarMath 5.0">x[n] = sin(12n)</annotation>
  </semantics>
</math>
</file>

<file path=Object 4/content.xml><?xml version="1.0" encoding="utf-8"?>
<math xmlns="http://www.w3.org/1998/Math/MathML">
  <semantics>
    <mrow>
      <msup>
        <mn>0.95</mn>
        <mi>n</mi>
      </msup>
    </mrow>
    <annotation encoding="StarMath 5.0">0.95^n</annotation>
  </semantics>
</math>
</file>

<file path=Object 5/content.xml><?xml version="1.0" encoding="utf-8"?>
<math xmlns="http://www.w3.org/1998/Math/MathML">
  <semantics>
    <mrow>
      <msup>
        <mn>0.9</mn>
        <mi>n</mi>
      </msup>
      <mo stretchy="false">{</mo>
      <mi>u</mi>
      <mrow>
        <mrow>
          <mo stretchy="false">[</mo>
          <mrow>
            <mrow>
              <mi>n</mi>
              <mo stretchy="false">−</mo>
              <mn>2</mn>
            </mrow>
          </mrow>
          <mo stretchy="false">]</mo>
        </mrow>
        <mo stretchy="false">−</mo>
        <mi>u</mi>
      </mrow>
      <mrow>
        <mo stretchy="false">[</mo>
        <mrow>
          <mrow>
            <mi>n</mi>
            <mo stretchy="false">−</mo>
            <mn>13</mn>
          </mrow>
        </mrow>
        <mo stretchy="false">]</mo>
      </mrow>
      <mo stretchy="false">}</mo>
    </mrow>
    <annotation encoding="StarMath 5.0">0.9^n\{u[n - 2] - u[n - 13]\}</annotation>
  </semantics>
</math>
</file>

<file path=Object 6/content.xml><?xml version="1.0" encoding="utf-8"?>
<math xmlns="http://www.w3.org/1998/Math/MathML">
  <semantics>
    <mrow>
      <mn>2</mn>
      <mo stretchy="false">{</mo>
      <mi>u</mi>
      <mrow>
        <mrow>
          <mo stretchy="false">[</mo>
          <mrow>
            <mrow>
              <mi>n</mi>
              <mo stretchy="false">+</mo>
              <mn>2</mn>
            </mrow>
          </mrow>
          <mo stretchy="false">]</mo>
        </mrow>
        <mo stretchy="false">−</mo>
        <mi>u</mi>
      </mrow>
      <mrow>
        <mo stretchy="false">[</mo>
        <mrow>
          <mrow>
            <mi>n</mi>
            <mo stretchy="false">−</mo>
            <mn>12</mn>
          </mrow>
        </mrow>
        <mo stretchy="false">]</mo>
      </mrow>
      <mo stretchy="false">}</mo>
    </mrow>
    <annotation encoding="StarMath 5.0">2\{u[n + 2] - u[n - 12]\}</annotation>
  </semantics>
</math>
</file>

<file path=Object 7/content.xml><?xml version="1.0" encoding="utf-8"?>
<math xmlns="http://www.w3.org/1998/Math/MathML">
  <semantics>
    <mrow>
      <mi>s</mi>
      <mrow>
        <mrow>
          <mo stretchy="false">(</mo>
          <mrow>
            <mi>t</mi>
          </mrow>
          <mo stretchy="false">)</mo>
        </mrow>
        <mo stretchy="false">=</mo>
        <mrow>
          <mo stretchy="false">(</mo>
          <mrow>
            <mrow>
              <mn>1</mn>
              <mo stretchy="false">+</mo>
              <mo stretchy="false">μ</mo>
            </mrow>
            <mi>m</mi>
            <mrow>
              <mo stretchy="false">(</mo>
              <mrow>
                <mi>t</mi>
              </mrow>
              <mo stretchy="false">)</mo>
            </mrow>
          </mrow>
          <mo stretchy="false">)</mo>
        </mrow>
      </mrow>
      <mi>c</mi>
      <mrow>
        <mo stretchy="false">(</mo>
        <mrow>
          <mi>t</mi>
        </mrow>
        <mo stretchy="false">)</mo>
      </mrow>
    </mrow>
    <annotation encoding="StarMath 5.0">s(t) = (1+%mu m(t))c(t)</annotation>
  </semantics>
</math>
</file>

<file path=Object 8/content.xml><?xml version="1.0" encoding="utf-8"?>
<math xmlns="http://www.w3.org/1998/Math/MathML">
  <semantics>
    <mrow>
      <mi>G</mi>
      <mrow>
        <mrow>
          <mo stretchy="false">(</mo>
          <mrow>
            <mi>s</mi>
          </mrow>
          <mo stretchy="false">)</mo>
        </mrow>
        <mo stretchy="false">=</mo>
        <mfrac>
          <mn>9</mn>
          <mrow>
            <mrow>
              <mrow>
                <msup>
                  <mi>s</mi>
                  <mn>2</mn>
                </msup>
                <mo stretchy="false">+</mo>
                <mn>9s</mn>
              </mrow>
              <mo stretchy="false">+</mo>
              <mn>9</mn>
            </mrow>
          </mrow>
        </mfrac>
      </mrow>
    </mrow>
    <annotation encoding="StarMath 5.0">G(s) = 9 over {s^2 + 9s + 9}</annotation>
  </semantics>
</math>
</file>

<file path=Object 9/content.xml><?xml version="1.0" encoding="utf-8"?>
<math xmlns="http://www.w3.org/1998/Math/MathML">
  <semantics>
    <mrow>
      <mi>G</mi>
      <mrow>
        <mrow>
          <mo stretchy="false">(</mo>
          <mrow>
            <mi>s</mi>
          </mrow>
          <mo stretchy="false">)</mo>
        </mrow>
        <mo stretchy="false">=</mo>
        <mfrac>
          <mn>9</mn>
          <mrow>
            <mrow>
              <mrow>
                <msup>
                  <mi>s</mi>
                  <mn>2</mn>
                </msup>
                <mo stretchy="false">+</mo>
                <mn>2s</mn>
              </mrow>
              <mo stretchy="false">+</mo>
              <mn>9</mn>
            </mrow>
          </mrow>
        </mfrac>
      </mrow>
    </mrow>
    <annotation encoding="StarMath 5.0">G(s) = 9 over {s^2 + 2s + 9}</annotation>
  </semantics>
</math>
</file>